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DB7A98DC249E4832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459cm, 4.358cm, 18.454cm, 8.312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217cm" svg:height="23.723cm" svg:x="0.792cm" svg:y="2.091cm">
          <draw:image xlink:href="Pictures/10000000000005E8000007E0DB7A98DC249E4832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21T16:49:10.056758399</dc:date>
    <meta:editing-duration>PT3M32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